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BA4A57AC.png" manifest:media-type="image/png"/>
  <manifest:file-entry manifest:full-path="Pictures/10000201000000FA000000FAFB9A6EE1.png" manifest:media-type="image/png"/>
  <manifest:file-entry manifest:full-path="Pictures/10000201000000FA000000FA6F980B7D.png" manifest:media-type="image/png"/>
  <manifest:file-entry manifest:full-path="Pictures/10000201000000FA000000FAD6F25F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4.576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fo:min-height="4.64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fo:min-height="3.64cm"/>
    </style:style>
    <style:style style:name="gr6" style:family="graphic" style:parent-style-name="Object_20_with_20_no_20_fill_20_and_20_no_20_line">
      <style:graphic-properties draw:stroke="none" draw:fill="none" fo:min-height="2.472cm"/>
    </style:style>
    <style:style style:name="gr7" style:family="graphic" style:parent-style-name="standard">
      <style:graphic-properties draw:textarea-horizontal-align="justify" draw:textarea-vertical-align="middle" draw:auto-grow-height="false" fo:min-height="2.133cm" fo:min-width="0.084cm"/>
    </style:style>
    <style:style style:name="gr8" style:family="graphic" style:parent-style-name="standard">
      <style:graphic-properties draw:textarea-horizontal-align="justify" draw:textarea-vertical-align="middle" draw:auto-grow-height="false" fo:min-height="0.334cm" fo:min-width="2.749cm"/>
    </style:style>
    <style:style style:name="gr9" style:family="graphic" style:parent-style-name="standard">
      <style:graphic-properties draw:textarea-horizontal-align="justify" draw:textarea-vertical-align="middle" draw:auto-grow-height="false" fo:min-height="0.334cm" fo:min-width="3.222cm"/>
    </style:style>
    <style:style style:name="gr10" style:family="graphic" style:parent-style-name="standard">
      <style:graphic-properties draw:textarea-horizontal-align="justify" draw:textarea-vertical-align="middle" draw:auto-grow-height="false" fo:min-height="0.334cm" fo:min-width="1.799cm"/>
    </style:style>
    <style:style style:name="gr11" style:family="graphic" style:parent-style-name="Object_20_with_20_no_20_fill_20_and_20_no_20_line">
      <style:graphic-properties draw:stroke="none" draw:fill="none" fo:min-height="0.799cm"/>
    </style:style>
    <style:style style:name="gr12" style:family="graphic" style:parent-style-name="Object_20_with_20_no_20_fill_20_and_20_no_20_line">
      <style:graphic-properties draw:stroke="none" draw:fill="none" fo:min-height="1.178cm"/>
    </style:style>
    <style:style style:name="gr13" style:family="graphic" style:parent-style-name="standard">
      <style:graphic-properties svg:stroke-color="#000000" draw:fill="solid" draw:fill-color="#000000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3cm" fo:min-width="7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7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4cm" fo:min-width="7.4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7.424cm"/>
    </style:style>
    <style:style style:name="gr19" style:family="graphic" style:parent-style-name="standard">
      <style:graphic-properties draw:stroke="none" draw:fill="none" fo:min-height="1.729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1" fo:font-size="18pt" style:font-size-asian="18pt" style:font-size-complex="18pt"/>
    </style:style>
    <style:style style:name="P3" style:family="paragraph">
      <style:paragraph-properties fo:text-align="center"/>
      <style:text-properties fo:font-size="20pt" style:font-size-asian="18pt" style:font-size-complex="18pt"/>
    </style:style>
    <style:style style:name="P4" style:family="paragraph">
      <style:paragraph-properties fo:text-align="center"/>
      <style:text-properties style:font-name="Open Sans1" fo:font-size="20pt" style:font-size-asian="18pt" style:font-size-complex="18pt"/>
    </style:style>
    <style:style style:name="P5" style:family="paragraph">
      <style:paragraph-properties fo:text-align="center"/>
      <style:text-properties fo:font-size="13.8999996185303pt" style:font-size-asian="18pt" style:font-size-complex="18pt"/>
    </style:style>
    <style:style style:name="P6" style:family="paragraph">
      <style:paragraph-properties fo:text-align="center"/>
      <style:text-properties style:font-name="Open Sans1" fo:font-size="13.8999996185303pt" style:font-size-asian="18pt" style:font-size-complex="18pt"/>
    </style:style>
    <style:style style:name="P7" style:family="paragraph">
      <style:paragraph-properties fo:text-align="center"/>
      <style:text-properties style:font-name="Open Sans1"/>
    </style:style>
    <style:style style:name="P8" style:family="paragraph">
      <style:text-properties fo:font-size="16pt"/>
    </style:style>
    <style:style style:name="P9" style:family="paragraph">
      <style:text-properties style:font-name="Open Sans1" fo:font-size="16pt" style:font-size-asian="18pt" style:font-size-complex="18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paragraph-properties fo:text-align="center"/>
      <style:text-properties style:font-name="Open Sans1" fo:font-size="16pt" style:font-size-asian="18pt" style:font-size-complex="18pt"/>
    </style:style>
    <style:style style:name="P12" style:family="paragraph">
      <style:paragraph-properties fo:text-align="center">
        <style:tab-stops/>
      </style:paragraph-properties>
      <style:text-properties fo:font-size="16pt" style:font-size-asian="18pt" style:font-size-complex="18pt"/>
    </style:style>
    <style:style style:name="P13" style:family="paragraph">
      <style:paragraph-properties fo:text-align="center">
        <style:tab-stops/>
      </style:paragraph-properties>
      <style:text-properties style:font-name="Open Sans1" fo:font-size="16pt" style:font-size-asian="18pt" style:font-size-complex="18pt"/>
    </style:style>
    <style:style style:name="P14" style:family="paragraph">
      <style:paragraph-properties fo:text-align="center"/>
      <style:text-properties style:font-name="Open Sans2" fo:font-size="18pt" style:font-size-asian="18pt" style:font-size-complex="18pt"/>
    </style:style>
    <style:style style:name="T1" style:family="text">
      <style:text-properties style:font-name="Open Sans1"/>
    </style:style>
    <style:style style:name="T2" style:family="text">
      <style:text-properties style:font-name="Open Sans1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4.826cm" svg:x="17.78cm" svg:y="14.986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53cm" svg:height="4.953cm" svg:x="11.515cm" svg:y="2.841cm">
          <draw:image xlink:href="Pictures/10000201000000FA000000FAD6F25F94.png" xlink:type="simple" xlink:show="embed" xlink:actuate="onLoad">
            <text:p/>
          </draw:image>
        </draw:frame>
        <draw:frame draw:style-name="gr3" draw:text-style-name="P4" draw:layer="layout" svg:width="8.167cm" svg:height="4.899cm" svg:x="9.96cm" svg:y="0.666cm">
          <draw:text-box>
            <text:p text:style-name="P3"><text:span text:style-name="T1">Acme Cold</text:span></text:p>
            <text:p text:style-name="P3"><text:span text:style-name="T1">(Highest security)</text:span></text:p>
          </draw:text-box>
        </draw:frame>
        <draw:frame draw:style-name="gr2" draw:text-style-name="P2" draw:layer="layout" svg:width="4.953cm" svg:height="4.953cm" svg:x="19.682cm" svg:y="7.119cm">
          <draw:image xlink:href="Pictures/10000201000000FA000000FA6F980B7D.png" xlink:type="simple" xlink:show="embed" xlink:actuate="onLoad">
            <text:p/>
          </draw:image>
        </draw:frame>
        <draw:frame draw:style-name="gr2" draw:text-style-name="P2" draw:layer="layout" svg:width="4.953cm" svg:height="4.953cm" svg:x="11.515cm" svg:y="11.007cm">
          <draw:image xlink:href="Pictures/10000201000000FA000000FAFB9A6EE1.png" xlink:type="simple" xlink:show="embed" xlink:actuate="onLoad">
            <text:p/>
          </draw:image>
        </draw:frame>
        <draw:frame draw:style-name="gr2" draw:text-style-name="P2" draw:layer="layout" svg:width="4.953cm" svg:height="4.953cm" svg:x="3.738cm" svg:y="6.729cm">
          <draw:image xlink:href="Pictures/10000201000000FA000000FABA4A57AC.png" xlink:type="simple" xlink:show="embed" xlink:actuate="onLoad">
            <text:p/>
          </draw:image>
        </draw:frame>
        <draw:line draw:style-name="gr4" draw:text-style-name="P2" draw:layer="layout" svg:x1="11.392cm" svg:y1="5.334cm" svg:x2="7.627cm" svg:y2="7.508cm">
          <text:p/>
        </draw:line>
        <draw:line draw:style-name="gr4" draw:text-style-name="P2" xml:id="id1" draw:id="id1" draw:layer="layout" svg:x1="12cm" svg:y1="7.506cm" svg:x2="11.904cm" svg:y2="11.784cm">
          <text:p/>
        </draw:line>
        <draw:line draw:style-name="gr4" draw:text-style-name="P2" draw:layer="layout" svg:x1="15.792cm" svg:y1="7.506cm" svg:x2="19.681cm" svg:y2="9.382cm">
          <text:p/>
        </draw:line>
        <draw:line draw:style-name="gr4" draw:text-style-name="P2" draw:layer="layout" svg:x1="20.46cm" svg:y1="7.82cm" svg:x2="16.548cm" svg:y2="5.562cm">
          <text:p/>
        </draw:line>
        <draw:frame draw:style-name="gr3" draw:text-style-name="P4" draw:layer="layout" svg:width="8.946cm" svg:height="4.899cm" svg:x="9.57cm" svg:y="15.675cm">
          <draw:text-box>
            <text:p text:style-name="P3"><text:span text:style-name="T1">Acme Hot</text:span></text:p>
            <text:p text:style-name="P3"><text:span text:style-name="T1">(Automated,</text:span></text:p>
            <text:p text:style-name="P3"><text:span text:style-name="T1">Online)</text:span></text:p>
          </draw:text-box>
        </draw:frame>
        <draw:frame draw:style-name="gr5" draw:text-style-name="P4" draw:layer="layout" svg:width="10.112cm" svg:height="3.89cm" svg:x="1.016cm" svg:y="11.395cm">
          <draw:text-box>
            <text:p text:style-name="P3"><text:span text:style-name="T1">Acme Warm</text:span></text:p>
            <text:p text:style-name="P3"><text:span text:style-name="T1">(Human-operated)</text:span></text:p>
          </draw:text-box>
        </draw:frame>
        <draw:frame draw:style-name="gr6" draw:text-style-name="P4" draw:layer="layout" svg:width="8.945cm" svg:height="2.722cm" svg:x="21.027cm" svg:y="9.906cm">
          <draw:text-box>
            <text:p text:style-name="P3"><text:span text:style-name="T1">Alice</text:span></text:p>
            <text:p text:style-name="P3"><text:span text:style-name="T1">(Customer)</text:span></text:p>
          </draw:text-box>
        </draw:frame>
        <draw:custom-shape draw:style-name="gr7" draw:text-style-name="P2" draw:layer="layout" svg:width="1.167cm" svg:height="2.722cm" svg:x="13.462cm" svg:y="7.89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3.713cm" svg:height="1.167cm" draw:transform="skewX (-0.000872664625997087) rotate (0.523598775598299) translate (8.201cm 7.66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252cm" svg:height="1.166cm" draw:transform="rotate (-0.523598775598299) translate (16.566cm 5.928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626cm" svg:height="1.166cm" svg:x="18.741cm" svg:y="16.764cm">
          <text:p text:style-name="P1"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8.945cm" svg:height="1.049cm" svg:x="18.741cm" svg:y="16.881cm">
          <draw:text-box>
            <text:p text:style-name="P5"><text:span text:style-name="T1">Trust Line</text:span></text:p>
          </draw:text-box>
        </draw:frame>
        <draw:line draw:style-name="gr4" draw:text-style-name="P2" draw:layer="layout" svg:x1="21.423cm" svg:y1="18.796cm" svg:x2="18.796cm" svg:y2="18.796cm">
          <text:p/>
        </draw:line>
        <draw:frame draw:style-name="gr12" draw:text-style-name="P6" draw:layer="layout" svg:width="8.945cm" svg:height="1.428cm" svg:x="18.516cm" svg:y="18.288cm">
          <draw:text-box>
            <text:p text:style-name="P5"><text:span text:style-name="T1">Payment</text:span></text:p>
          </draw:text-box>
        </draw:frame>
        <draw:connector draw:style-name="gr13" draw:text-style-name="P7" draw:layer="layout" draw:type="line" svg:x1="11.952cm" svg:y1="7.506cm" svg:x2="8.789cm" svg:y2="9.183cm" draw:start-shape="id1" draw:start-glue-point="0" svg:d="M11952 7506l-3163 1677" svg:viewBox="0 0 3164 1678">
          <text:p/>
        </draw:connector>
        <draw:connector draw:style-name="gr14" draw:text-style-name="P7" draw:layer="layout" draw:type="line" svg:x1="15.795cm" svg:y1="7.579cm" svg:x2="15.795cm" svg:y2="11.189cm" svg:d="M15795 7579v3610" svg:viewBox="0 0 1 3611">
          <text:p/>
        </draw:connector>
        <draw:frame draw:style-name="gr15" draw:text-style-name="P9" draw:layer="layout" svg:width="7.925cm" svg:height="1.993cm" svg:x="18.127cm" svg:y="4.786cm">
          <draw:text-box>
            <text:p text:style-name="P8"><text:span text:style-name="T2">Payment out</text:span></text:p>
            <text:p text:style-name="P8"><text:span text:style-name="T2"><text:s/></text:span><text:span text:style-name="T2">of Ripple</text:span></text:p>
          </draw:text-box>
        </draw:frame>
        <draw:frame draw:style-name="gr16" draw:text-style-name="P11" draw:layer="layout" svg:width="7.926cm" svg:height="1.992cm" svg:x="5.924cm" svg:y="4.491cm">
          <draw:text-box>
            <text:p text:style-name="P10"><text:span text:style-name="T2">Refill </text:span></text:p>
            <text:p text:style-name="P10"><text:span text:style-name="T2">warm wallet</text:span></text:p>
          </draw:text-box>
        </draw:frame>
        <draw:frame draw:style-name="gr17" draw:text-style-name="P13" draw:layer="layout" svg:width="7.924cm" svg:height="1.994cm" svg:x="8.405cm" svg:y="9.062cm">
          <draw:text-box>
            <text:p text:style-name="P12"><text:span text:style-name="T1">Refill </text:span></text:p>
            <text:p text:style-name="P12"><text:span text:style-name="T1">hot wallet</text:span></text:p>
          </draw:text-box>
        </draw:frame>
        <draw:frame draw:style-name="gr18" draw:text-style-name="P11" draw:layer="layout" svg:width="7.924cm" svg:height="1.992cm" svg:x="15.794cm" svg:y="9.337cm">
          <draw:text-box>
            <text:p text:style-name="P10"><text:span text:style-name="T2">Payment into</text:span></text:p>
            <text:p text:style-name="P10"><text:span text:style-name="T2"><text:s/></text:span><text:span text:style-name="T2">Ripple</text:span></text:p>
          </draw:text-box>
        </draw:frame>
        <draw:frame draw:style-name="gr19" draw:text-style-name="P14" draw:layer="layout" svg:width="8.89cm" svg:height="1.979cm" svg:x="17.78cm" svg:y="14.986cm">
          <draw:text-box>
            <text:p text:style-name="P14">Legend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6cm" svg:height="1.448cm" svg:x="9.574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48:59.024053009</meta:creation-date>
    <dc:date>2015-03-16T19:39:11.103865438</dc:date>
    <meta:editing-duration>PT17M52S</meta:editing-duration>
    <meta:editing-cycles>3</meta:editing-cycles>
    <meta:generator>LibreOffice/4.3.6.2$Linux_X86_64 LibreOffice_project/430m0$Build-2</meta:generator>
    <meta:document-statistic meta:object-count="50"/>
  </office:meta>
</office:document-meta>
</file>